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.4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D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ec469" officeooo:paragraph-rsid="001ec46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" style:family="paragraph" style:parent-style-name="Table_20_Contents">
      <style:paragraph-properties fo:text-align="start" style:justify-single-word="false" style:writing-mode="lr-tb"/>
    </style:style>
    <style:style style:name="P4" style:family="paragraph" style:parent-style-name="Table_20_Contents">
      <style:paragraph-properties fo:text-align="end" style:justify-single-word="false" style:writing-mode="lr-tb"/>
    </style:style>
    <style:style style:name="P5" style:family="paragraph" style:parent-style-name="Table_20_Contents">
      <style:paragraph-properties fo:text-align="end" style:justify-single-word="false" style:writing-mode="lr-tb"/>
      <style:text-properties officeooo:rsid="00200727" officeooo:paragraph-rsid="00200727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7" style:family="paragraph" style:parent-style-name="Table_20_Contents">
      <style:paragraph-properties fo:text-align="end" style:justify-single-word="false" style:writing-mode="lr-tb"/>
      <style:text-properties officeooo:rsid="00200727" officeooo:paragraph-rsid="00200727"/>
    </style:style>
    <style:style style:name="P8" style:family="paragraph" style:parent-style-name="Table_20_Contents">
      <style:paragraph-properties fo:text-align="end" style:justify-single-word="false" style:writing-mode="lr-tb"/>
      <style:text-properties officeooo:rsid="00200727" officeooo:paragraph-rsid="0020e754"/>
    </style:style>
    <style:style style:name="T1" style:family="text">
      <style:text-properties officeooo:rsid="001ec469"/>
    </style:style>
    <style:style style:name="T2" style:family="text">
      <style:text-properties officeooo:rsid="0020e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ote No. : <text:s/>[quote_no]</text:p>
      <text:p text:style-name="P1">Date <text:s text:c="9"/>: <text:s/>[date]</text:p>
      <text:p text:style-name="P1"/>
      <text:p text:style-name="P1"/>
      <text:p text:style-name="P1"/>
      <text:p text:style-name="P1">To</text:p>
      <text:p text:style-name="P1">[customer_name]</text:p>
      <text:p text:style-name="P1">[customer_address]</text:p>
      <text:p text:style-name="P1">Email :[customer_email]</text:p>
      <text:p text:style-name="P1">Phone: [customer_phone]</text:p>
      <text:p text:style-name="P1"/>
      <text:p text:style-name="P1">Job Ref. : [job_ref]</text:p>
      <text:p text:style-name="P1"/>
      <text:p text:style-name="P1">Dear Sir,</text:p>
      <text:p text:style-name="P2">[pdf_top_text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Quantity</text:p>
          </table:table-cell>
          <table:table-cell table:style-name="Table1.A1" office:value-type="string">
            <text:p text:style-name="P5">Unit Price</text:p>
          </table:table-cell>
          <table:table-cell table:style-name="Table1.D1" office:value-type="string">
            <text:p text:style-name="P4">Amount</text:p>
          </table:table-cell>
        </table:table-row>
        <table:table-row table:style-name="Table1.2">
          <table:table-cell table:style-name="Table1.A2" office:value-type="string">
            <text:p text:style-name="P3">[description]</text:p>
          </table:table-cell>
          <table:table-cell table:style-name="Table1.A2" office:value-type="string">
            <text:p text:style-name="P4">[qty_1]</text:p>
            <text:p text:style-name="P4">[qty_2]</text:p>
            <text:p text:style-name="P4">[qty_3]</text:p>
          </table:table-cell>
          <table:table-cell table:style-name="Table1.A2" office:value-type="string">
            <text:p text:style-name="P5">[unit_1]</text:p>
            <text:p text:style-name="P8">[unit_2]</text:p>
            <text:p text:style-name="P5">[unit_3]</text:p>
          </table:table-cell>
          <table:table-cell table:style-name="Table1.D2" office:value-type="string">
            <text:p text:style-name="P4">[amount_1]</text:p>
            <text:p text:style-name="P4">[amount_2]</text:p>
            <text:p text:style-name="P4">[amount_3]</text:p>
          </table:table-cell>
        </table:table-row>
      </table:table>
      <text:p text:style-name="P1"/>
      <text:p text:style-name="P2">[pdf_bottom_text]</text:p>
      <text:p text:style-name="P1"/>
      <text:p text:style-name="P1">Terms <text:span text:style-name="T1">And</text:span> Conditions:</text:p>
      <text:p text:style-name="P2">[pdf_terms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1:52:36</meta:creation-date>
    <dc:language>en-US</dc:language>
    <dc:date>2022-05-01T17:34:52.216585861</dc:date>
    <meta:editing-cycles>7</meta:editing-cycles>
    <meta:editing-duration>PT16M7S</meta:editing-duration>
    <meta:generator>LibreOffice/6.4.7.2$Linux_X86_64 LibreOffice_project/40$Build-2</meta:generator>
    <meta:document-statistic meta:table-count="1" meta:image-count="0" meta:object-count="0" meta:page-count="1" meta:paragraph-count="27" meta:word-count="41" meta:character-count="342" meta:non-whitespace-character-count="317"/>
  </office:meta>
</office:document-meta>
</file>